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r5" style:family="presentation" style:parent-style-name="Default_20_2-title">
      <style:graphic-properties fo:min-height="1.84cm"/>
    </style:style>
    <style:style style:name="pr6" style:family="presentation" style:parent-style-name="Default_20_2-outline1">
      <style:graphic-properties fo:min-height="13.8cm"/>
    </style:style>
    <style:style style:name="pr7" style:family="presentation" style:parent-style-name="Default_20_2-notes">
      <style:graphic-properties draw:fill-color="#ffffff" fo:min-height="13.364cm"/>
    </style:style>
    <style:style style:name="pr8" style:family="presentation" style:parent-style-name="Default_20_2-outline1">
      <style:graphic-properties fo:min-height="14cm"/>
    </style:style>
    <style:style style:name="pr9" style:family="presentation" style:parent-style-name="Default_20_2-title">
      <style:graphic-properties draw:auto-grow-height="true" fo:min-height="2.38cm"/>
    </style:style>
    <style:style style:name="pr10" style:family="presentation" style:parent-style-name="Default_20_2-outline1">
      <style:graphic-properties draw:auto-grow-height="true" fo:min-height="4.8cm"/>
    </style:style>
    <style:style style:name="pr11" style:family="presentation" style:parent-style-name="Default_20_2-outline1">
      <style:graphic-properties fo:min-height="4.8cm"/>
    </style:style>
    <style:style style:name="pr12" style:family="presentation" style:parent-style-name="Default_20_2-outline1">
      <style:graphic-properties fo:min-height="7.017cm"/>
    </style:style>
    <style:style style:name="pr13" style:family="presentation" style:parent-style-name="Default_20_2-outline1">
      <style:graphic-properties fo:min-height="13.6cm"/>
    </style:style>
    <style:style style:name="pr14" style:family="presentation" style:parent-style-name="Default_20_2-outline1">
      <style:graphic-properties fo:min-height="14.4cm"/>
    </style:style>
    <style:style style:name="co1" style:family="table-column">
      <style:table-column-properties style:column-width="3.024cm" style:use-optimal-column-width="false"/>
    </style:style>
    <style:style style:name="co2" style:family="table-column">
      <style:table-column-properties style:column-width="9.71cm" style:use-optimal-column-width="false"/>
    </style:style>
    <style:style style:name="ro1" style:family="table-row">
      <style:table-row-properties style:row-height="0.871cm"/>
    </style:style>
    <style:style style:name="ro2" style:family="table-row">
      <style:table-row-properties style:row-height="1.437cm"/>
    </style:style>
    <style:style style:name="ce1" style:family="table-cell">
      <style:graphic-properties style:repeat="repeat"/>
      <style:text-properties fo:font-size="15pt" fo:font-weight="bold" style:font-size-asian="15pt" style:font-weight-asian="bold" style:font-size-complex="15pt" style:font-weight-complex="bold"/>
    </style:style>
    <style:style style:name="ce2" style:family="table-cell">
      <style:graphic-properties style:repeat="repeat"/>
      <style:text-properties fo:font-size="15pt" style:font-size-asian="15pt" style:font-size-complex="15pt"/>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32pt" style:font-size-asian="32pt" style:font-size-complex="32pt"/>
    </style:style>
    <style:style style:name="P9" style:family="paragraph">
      <style:paragraph-properties fo:margin-left="1.2cm" fo:margin-right="0cm" fo:line-height="150%" fo:text-indent="-0.9cm"/>
      <style:text-properties fo:font-size="22pt" style:font-size-asian="22pt" style:font-size-complex="22pt"/>
    </style:style>
    <style:style style:name="P10" style:family="paragraph">
      <style:text-properties fo:font-size="20pt"/>
    </style:style>
    <style:style style:name="P11" style:family="paragraph">
      <style:paragraph-properties fo:text-align="center" style:font-independent-line-spacing="true"/>
      <style:text-properties fo:font-size="32pt" style:font-size-asian="32pt" style:font-size-complex="32pt"/>
    </style:style>
    <style:style style:name="P12" style:family="paragraph">
      <style:paragraph-properties fo:text-align="center"/>
      <style:text-properties fo:font-size="28pt" style:font-size-asian="28pt" style:font-size-complex="28pt"/>
    </style:style>
    <style:style style:name="P13" style:family="paragraph">
      <style:text-properties fo:font-size="22pt" style:font-size-asian="22pt" style:font-size-complex="22pt"/>
    </style:style>
    <style:style style:name="P14" style:family="paragraph">
      <style:text-properties fo:font-size="14pt" style:font-size-asian="14pt" style:font-size-complex="14pt"/>
    </style:style>
    <style:style style:name="P15" style:family="paragraph">
      <style:text-properties fo:font-size="20pt" style:font-size-asian="20pt" style:font-size-complex="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32pt" style:font-size-asian="32pt" style:font-size-complex="32pt"/>
    </style:style>
    <style:style style:name="T7" style:family="text">
      <style:text-properties fo:font-size="22pt" style:font-size-asian="22pt" style:font-size-complex="22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color="#000000" style:text-outline="false" style:text-line-through-style="none" fo:font-family="WileyCode-Regular" fo:font-size="22pt" fo:font-style="normal" fo:text-shadow="none" style:text-underline-style="none" fo:font-weight="normal" style:letter-kerning="true" style:font-family-asian="WileyCode-Regular" style:font-size-asian="22pt" style:font-style-asian="normal" style:font-weight-asian="normal" style:font-family-complex="WileyCode-Regular" style:font-size-complex="22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WileyCode-Regular" style:font-size-asian="22pt" style:font-style-asian="normal" style:font-weight-asian="normal" style:font-family-complex="WileyCode-Regular" style:font-size-complex="22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WileyCodeNew-Bold" style:font-family-generic-asian="roman" style:font-size-asian="22pt" style:font-style-asian="normal" style:font-weight-asian="normal" style:font-family-complex="WileyCodeNew-Bold" style:font-family-generic-complex="roman" style:font-size-complex="22pt" style:font-style-complex="normal" style:font-weight-complex="normal" style:text-emphasize="none" style:font-relief="none" style:text-overline-style="none" style:text-overline-color="font-color"/>
    </style:style>
    <style:style style:name="T12" style:family="text">
      <style:text-properties fo:font-size="22pt" fo:font-weight="bold" style:font-size-asian="22pt" style:font-weight-asian="bold" style:font-size-complex="22pt" style:font-weight-complex="bold"/>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size="22pt" fo:font-style="normal" style:font-size-asian="22pt" style:font-style-asian="normal" style:font-size-complex="22pt" style:font-style-complex="normal"/>
    </style:style>
    <style:style style:name="T15" style:family="text">
      <style:text-properties fo:font-size="28pt" style:font-size-asian="28pt" style:font-size-complex="28pt"/>
    </style:style>
    <style:style style:name="T16" style:family="text">
      <style:text-properties fo:font-size="20pt" fo:font-style="italic" style:font-size-asian="20pt" style:font-style-asian="italic" style:font-size-complex="20pt" style:font-style-complex="italic"/>
    </style:style>
    <style:style style:name="T17" style:family="text">
      <style:text-properties fo:font-size="22pt" fo:font-style="italic" fo:font-weight="bold" style:font-size-asian="22pt" style:font-style-asian="italic" style:font-weight-asian="bold" style:font-size-complex="22pt" style:font-style-complex="italic" style:font-weight-complex="bold"/>
    </style:style>
    <style:style style:name="T18"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9"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0" style:family="text">
      <style:text-properties fo:font-size="14pt" style:font-size-asian="14pt" style:font-size-complex="14pt"/>
    </style:style>
    <style:style style:name="T21" style:family="text">
      <style:text-properties fo:font-size="20pt" style:font-size-asian="20pt" style:font-size-complex="20pt"/>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Build Mechanism</text:span></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5.387cm" svg:height="0.763cm" svg:x="0.373cm" svg:y="16.016cm">
          <text:p text:style-name="P4"><text:span text:style-name="T4"><text:date style:data-style-name="D6" text:date-value="2013-11-18" text:fixed="true">18 November 20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text:s/></text:span><text:span text:style-name="T5">Build Mechanism</text:span></text:p>
          <draw:enhanced-geometry svg:viewBox="0 0 21600 21600" draw:type="rectangle" draw:enhanced-path="M 0 0 L 21600 0 21600 21600 0 21600 0 0 Z N"/>
        </draw:custom-shape>
        <draw:frame draw:style-name="gr4" draw:text-style-name="P8" draw:layer="layout" svg:width="22.2cm" svg:height="13.4cm" svg:x="1.4cm" svg:y="3.6cm">
          <draw:text-box>
            <text:list text:style-name="L1">
              <text:list-item>
                <text:p text:style-name="P7"><text:span text:style-name="T6">Compilation</text:span></text:p>
              </text:list-item>
              <text:list-item>
                <text:p text:style-name="P7"><text:span text:style-name="T6">Linking</text:span></text:p>
              </text:list-item>
              <text:list-item>
                <text:p text:style-name="P7"><text:span text:style-name="T6">Archiving</text:span></text:p>
              </text:list-item>
              <text:list-item>
                <text:p text:style-name="P7"><text:span text:style-name="T6">Writing makefiles</text:span></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uilding a C++ application</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gcc is the tool set used for building the applications.</text:span></text:p>
              </text:list-item>
              <text:list-item>
                <text:p text:style-name="P7"><text:span text:style-name="T7"><text:s/></text:span><text:span text:style-name="T7">Use gcc for compiling the 'C' programs.</text:span></text:p>
              </text:list-item>
              <text:list-item>
                <text:p text:style-name="P7"><text:span text:style-name="T7"><text:s/></text:span><text:span text:style-name="T7">Use g++ for compiling the 'C++' programs.</text:span></text:p>
              </text:list-item>
              <text:list-item>
                <text:p text:style-name="P7"><text:span text:style-name="T7"><text:s/></text:span><text:span text:style-name="T7">The header files are usually located in /usr/include</text:span></text:p>
              </text:list-item>
              <text:list-item>
                <text:p text:style-name="P7"><text:span text:style-name="T7"><text:s/></text:span><text:span text:style-name="T7">To include the header files written by the programmer use “-I” option </text:span></text:p>
                <text:p text:style-name="P7"><text:span text:style-name="T7"><text:s text:c="2"/></text:span><text:span text:style-name="T7">Example: g++ -I /tmp/include test.h</text:span></text:p>
              </text:list-item>
              <text:list-item>
                <text:p text:style-name="P7"><text:span text:style-name="T7"><text:s/></text:span><text:span text:style-name="T7">To just compile but not build use the “-c” option</text:span></text:p>
                <text:p text:style-name="P7"><text:span text:style-name="T7"><text:s text:c="2"/></text:span><text:span text:style-name="T7">Example: g++ -c -I /tmp/include test.cpp</text:span></text:p>
              </text:list-item>
              <text:list-item>
                <text:p text:style-name="P7"><text:span text:style-name="T7"><text:s/></text:span><text:span text:style-name="T7">For each compiled source file we get an object code file with the extension .o</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uilding a C++ application (contd...)</text:span></text:p>
          <draw:enhanced-geometry svg:viewBox="0 0 21600 21600" draw:type="rectangle" draw:enhanced-path="M 0 0 L 21600 0 21600 21600 0 21600 0 0 Z N"/>
        </draw:custom-shape>
        <draw:frame draw:style-name="gr6" draw:text-style-name="P9" draw:layer="layout" svg:width="23.8cm" svg:height="14.408cm" svg:x="0.8cm" svg:y="3.192cm">
          <draw:text-box>
            <text:list text:style-name="L1">
              <text:list-item>
                <text:p text:style-name="P7"><text:span text:style-name="T7"><text:s/></text:span><text:span text:style-name="T7">By default the executable output file is named a.out. To </text:span></text:p>
              </text:list-item>
            </text:list>
            <text:p text:style-name="P7"><text:span text:style-name="T7"><text:s text:c="2"/></text:span><text:span text:style-name="T7">name it differently use the “-o” option.</text:span></text:p>
            <text:p text:style-name="P7"><text:span text:style-name="T7"><text:s text:c="2"/></text:span><text:span text:style-name="T7">Example: g++ -o MyApp application.cpp </text:span></text:p>
            <text:list text:continue-numbering="true" text:style-name="L1">
              <text:list-item>
                <text:p text:style-name="P7"><text:span text:style-name="T7"><text:s/></text:span><text:span text:style-name="T7">Linking is the process of building an executable file from the object files and the libraries.</text:span></text:p>
              </text:list-item>
              <text:list-item>
                <text:p text:style-name="P7"><text:span text:style-name="T7"><text:s/></text:span><text:span text:style-name="T7">Linker need to be told of the location of the library.</text:span></text:p>
              </text:list-item>
            </text:list>
            <text:p text:style-name="P7"><text:span text:style-name="T8"><text:tab/></text:span><text:span text:style-name="T8">Example: $ gcc -o myApp appln.c /usr/lib/libm.a</text:span></text:p>
            <text:p text:style-name="P7"><text:span text:style-name="T8"><text:tab/></text:span><text:span text:style-name="T9">Shorthand: </text:span><text:span text:style-name="T10">$ </text:span><text:span text:style-name="T11">gcc -o myApp appln.c -lm</text:span></text:p>
            <text:list text:continue-numbering="true" text:style-name="L1">
              <text:list-item>
                <text:p text:style-name="P7"><text:span text:style-name="T7"><text:s/></text:span><text:span text:style-name="T11">To specify a path to the linker use the -L option as in</text:span></text:p>
              </text:list-item>
            </text:list>
            <text:p text:style-name="P7"><text:span text:style-name="T11"><text:tab/></text:span><text:span text:style-name="T11">g++ -o myApp -L /tmp/lib appln.c -lm</text:span></text:p>
            <text:list text:continue-numbering="true" text:style-name="L1">
              <text:list-item>
                <text:p text:style-name="P7"><text:span text:style-name="T11"><text:s/></text:span><text:span text:style-name="T11">Library names always start with “lib” and end either as .a or .so </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11" draw:layer="layout" svg:width="19.4cm" svg:height="2.4cm" svg:x="3.4cm" svg:y="0.2cm">
          <text:p text:style-name="P5"><text:span text:style-name="T5">Archiving</text:span></text:p>
          <draw:enhanced-geometry svg:viewBox="0 0 21600 21600" draw:type="rectangle" draw:enhanced-path="M 0 0 L 21600 0 21600 21600 0 21600 0 0 Z N"/>
        </draw:custom-shape>
        <draw:frame draw:style-name="gr7" draw:text-style-name="P9" draw:layer="layout" svg:width="25cm" svg:height="14.408cm" svg:x="0.2cm" svg:y="3.192cm">
          <draw:text-box>
            <text:list text:style-name="L1">
              <text:list-item>
                <text:p text:style-name="P7"><text:span text:style-name="T7"><text:s/></text:span><text:span text:style-name="T7">Archiving is the process of building a library from the object files.</text:span></text:p>
              </text:list-item>
              <text:list-item>
                <text:p text:style-name="P7"><text:span text:style-name="T7"><text:s text:c="2"/></text:span><text:span text:style-name="T7">Two types of libraries :</text:span></text:p>
                <text:list>
                  <text:list-item>
                    <text:list>
                      <text:list-item>
                        <text:p text:style-name="P7"><text:span text:style-name="T12">Static libraries (.a)</text:span><text:span text:style-name="T7"> : are embedded into the executable file.</text:span></text:p>
                        <text:p text:style-name="P7"><text:span text:style-name="T7">Example: </text:span><text:span text:style-name="T13">ar crv libmyfunctions.a abc.o bbc.o obc.o</text:span></text:p>
                        <text:list>
                          <text:list-item>
                            <text:list>
                              <text:list-item>
                                <text:list>
                                  <text:list-item>
                                    <text:list>
                                      <text:list-item>
                                        <text:list>
                                          <text:list-header>
                                            <text:p text:style-name="P7"><text:span text:style-name="T7"><text:s/></text:span><text:span text:style-name="T13">ranlib libmyfunctions.a</text:span></text:p>
                                          </text:list-header>
                                        </text:list>
                                      </text:list-item>
                                    </text:list>
                                  </text:list-item>
                                </text:list>
                              </text:list-item>
                            </text:list>
                          </text:list-item>
                        </text:list>
                      </text:list-item>
                      <text:list-item>
                        <text:p text:style-name="P7"><text:span text:style-name="T12">Shared objects (.so) : </text:span><text:span text:style-name="T7">are the libraries loaded once into memory as is shared by the applications that need them.</text:span></text:p>
                        <text:list>
                          <text:list-item>
                            <text:p text:style-name="P7"><text:span text:style-name="T13"><text:s text:c="2"/></text:span><text:span text:style-name="T13">g++ -shared -fPIC -o libmyLib.so abc.o bbc.o obc.o</text:span></text:p>
                          </text:list-item>
                        </text:list>
                        <text:p text:style-name="P7"><text:span text:style-name="T13"><text:s text:c="3"/></text:span><text:span text:style-name="T14">Specify the path of the .so file in the environmental variable LD_LIBRARY_PATH if necessary to run the application</text:span></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3" draw:master-page-name="Default_20_2" presentation:presentation-page-layout-name="AL2T3">
        <office:forms form:automatic-focus="false" form:apply-design-mode="false"/>
        <draw:frame presentation:style-name="pr5" draw:text-style-name="P12" draw:layer="layout" svg:width="19.928cm" svg:height="1.84cm" svg:x="4.2cm" svg:y="0.76cm" presentation:class="title" presentation:user-transformed="true">
          <draw:text-box>
            <text:p text:style-name="P5"><text:span text:style-name="T15">Building applications</text:span></text:p>
          </draw:text-box>
        </draw:frame>
        <draw:frame presentation:style-name="pr6" draw:layer="layout" svg:width="23.4cm" svg:height="13.8cm" svg:x="1cm" svg:y="3.6cm" presentation:class="outline" presentation:user-transformed="true">
          <draw:text-box>
            <text:list text:style-name="L3">
              <text:list-item>
                <text:p>Code is written into source files (.c) and header files (.h)</text:p>
              </text:list-item>
              <text:list-item>
                <text:p>Stages of building the application</text:p>
                <text:list>
                  <text:list-item>
                    <text:p>Compile</text:p>
                    <text:p>Converts the C source code (.c) into object code (.o)</text:p>
                  </text:list-item>
                  <text:list-item>
                    <text:p>Linking</text:p>
                    <text:p>The linker (loader) combines the source object files with library object files and generate the executable file (a.out)</text:p>
                  </text:list-item>
                </text:list>
              </text:list-item>
              <text:list-item>
                <text:p>In large projects, there would be many files. Hence compiling every source file for a change in one of the files would waste a lot of time.</text:p>
              </text:list-item>
              <text:list-item>
                <text:p>Makefiles are written to automate the build.</text:p>
              </text:list-item>
              <text:list-item>
                <text:p>Makefiles ensure that only the modified files are compiled.</text:p>
              </text:list-item>
            </text:list>
          </draw:text-box>
        </draw:frame>
        <presentation:notes draw:style-name="dp2">
          <draw:page-thumbnail draw:style-name="gr2"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Default_20_2" presentation:presentation-page-layout-name="AL2T3">
        <office:forms form:automatic-focus="false" form:apply-design-mode="false"/>
        <draw:frame presentation:style-name="pr5" draw:text-style-name="P12" draw:layer="layout" svg:width="20.328cm" svg:height="1.84cm" svg:x="3.831cm" svg:y="0.576cm" presentation:class="title" presentation:user-transformed="true">
          <draw:text-box>
            <text:p text:style-name="P5"><text:span text:style-name="T15">Makefiles</text:span></text:p>
          </draw:text-box>
        </draw:frame>
        <draw:frame presentation:style-name="pr8" draw:text-style-name="P13" draw:layer="layout" svg:width="24cm" svg:height="14cm" svg:x="0.8cm" svg:y="3.2cm" presentation:class="outline" presentation:user-transformed="true">
          <draw:text-box>
            <text:list text:style-name="L3">
              <text:list-item>
                <text:p><text:span text:style-name="T7">The makefiles is a text file that contain a set of rules where each rule is of the following form</text:span></text:p>
                <text:p><text:span text:style-name="T16">target: dependency_list</text:span></text:p>
                <text:list>
                  <text:list-header>
                    <text:p><text:span text:style-name="T16">command_list</text:span><text:span text:style-name="T16"><text:tab/></text:span><text:span text:style-name="T13"><text:tab/></text:span><text:span text:style-name="T17">←</text:span><text:span text:style-name="T18">Define the command_list after tab key</text:span></text:p>
                  </text:list-header>
                </text:list>
              </text:list-item>
              <text:list-item>
                <text:p><text:span text:style-name="T19">Makefiles are read by the make utility and can be named as GNUmakefile or makefile or Makefile. (Searched by the make utility in the same order.)</text:span></text:p>
              </text:list-item>
              <text:list-item>
                <text:p><text:span text:style-name="T19">Invoked simply by the command 'make' at the prompt, the make searches for the makefile in the current directory.</text:span><text:span text:style-name="T14"> </text:span></text:p>
              </text:list-item>
              <text:list-item>
                <text:p><text:span text:style-name="T14">Macros can be specified to define variables that would be substituted across all the rules.</text:span></text:p>
              </text:list-item>
              <text:list-item>
                <text:p><text:span text:style-name="T14">We can modify the value of the macro at the command prompt.</text:span></text:p>
              </text:list-item>
            </text:list>
          </draw:text-box>
        </draw:frame>
        <presentation:notes draw:style-name="dp2">
          <draw:page-thumbnail draw:style-name="gr2"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Default_20_2" presentation:presentation-page-layout-name="AL3T16">
        <office:forms form:automatic-focus="false" form:apply-design-mode="false"/>
        <draw:frame presentation:style-name="pr9" draw:text-style-name="P12" draw:layer="layout" svg:width="22.858cm" svg:height="2.38cm" svg:x="1.142cm" svg:y="0.22cm" presentation:class="title" presentation:user-transformed="true">
          <draw:text-box>
            <text:p text:style-name="P5"><text:span text:style-name="T15">Source files</text:span></text:p>
          </draw:text-box>
        </draw:frame>
        <draw:frame presentation:style-name="pr10" draw:text-style-name="P14" draw:layer="layout" svg:width="8.93cm" svg:height="4.8cm" svg:x="0.8cm" svg:y="3.2cm" presentation:class="outline" presentation:user-transformed="true">
          <draw:text-box>
            <text:list text:style-name="L3">
              <text:list-header>
                <text:p><text:span text:style-name="T20">$ cat sum.h</text:span></text:p>
                <text:p><text:span text:style-name="T20">int sum(int x, int y);</text:span></text:p>
                <text:p><text:span text:style-name="T20">$ cat sum.c</text:span></text:p>
                <text:p><text:span text:style-name="T20">#include "sum.h"</text:span></text:p>
                <text:p><text:span text:style-name="T20">int sum(int x, int y) { <text:s/>return x+y; }</text:span></text:p>
              </text:list-header>
            </text:list>
          </draw:text-box>
        </draw:frame>
        <draw:frame presentation:style-name="pr11" draw:text-style-name="P14" draw:layer="layout" svg:width="9.6cm" svg:height="4.8cm" svg:x="1cm" svg:y="10cm" presentation:class="outline" presentation:user-transformed="true">
          <draw:text-box>
            <text:list text:style-name="L3">
              <text:list-header>
                <text:p><text:span text:style-name="T20">$ cat product.h</text:span></text:p>
                <text:p><text:span text:style-name="T20">int product(int x, int y);</text:span></text:p>
                <text:p><text:span text:style-name="T20">$ cat product.c</text:span></text:p>
                <text:p><text:span text:style-name="T20">#include "product.h"</text:span></text:p>
                <text:p><text:span text:style-name="T20">int product(int x, int y) { return x*y; }</text:span></text:p>
              </text:list-header>
            </text:list>
          </draw:text-box>
        </draw:frame>
        <draw:frame presentation:style-name="pr12" draw:layer="layout" svg:width="11.152cm" svg:height="13.525cm" svg:x="13cm" svg:y="3.42cm" presentation:class="outline" presentation:user-transformed="true">
          <draw:text-box>
            <text:list text:style-name="L3">
              <text:list-header>
                <text:p><text:span text:style-name="T20">$ cat sample.c</text:span></text:p>
                <text:p><text:span text:style-name="T20">#include &lt;stdio.h&gt;</text:span></text:p>
                <text:p><text:span text:style-name="T20">#include "sum.h"</text:span></text:p>
                <text:p><text:span text:style-name="T20">#include "product.h"</text:span></text:p>
                <text:p><text:span text:style-name="T20">int main() {</text:span></text:p>
                <text:p><text:span text:style-name="T20"><text:s text:c="4"/></text:span><text:span text:style-name="T20">int a = 5;</text:span></text:p>
                <text:p><text:s text:c="2"/><text:span text:style-name="T20"><text:s/></text:span><text:span text:style-name="T20">int b = 10;</text:span></text:p>
                <text:p><text:span text:style-name="T20"><text:s text:c="4"/></text:span><text:span text:style-name="T20">int c = sum(a, b);</text:span></text:p>
                <text:p><text:span text:style-name="T20"><text:s text:c="4"/></text:span><text:span text:style-name="T20">int d = product(a, b);</text:span></text:p>
                <text:p><text:span text:style-name="T20"><text:s text:c="4"/></text:span><text:span text:style-name="T20">printf("The total is %d\n", c);</text:span></text:p>
                <text:p><text:span text:style-name="T20"><text:s text:c="4"/></text:span><text:span text:style-name="T20">printf("The product is %d\n", d);</text:span></text:p>
                <text:p><text:span text:style-name="T20"><text:s text:c="4"/></text:span><text:span text:style-name="T20">return 0;</text:span></text:p>
                <text:p><text:span text:style-name="T20">}</text:span></text:p>
              </text:list-header>
            </text:list>
          </draw:text-box>
        </draw:frame>
        <presentation:notes draw:style-name="dp2">
          <draw:page-thumbnail draw:style-name="gr2" draw:layer="layout" svg:width="14.848cm" svg:height="11.136cm" svg:x="3.075cm" svg:y="2.257cm" draw:page-number="8" presentation:class="page"/>
          <draw:frame presentation:style-name="pr7" draw:text-style-name="P10" draw:layer="layout" svg:width="16.799cm" svg:height="13.364cm" svg:x="2.1cm" svg:y="14.107cm" presentation:class="notes" presentation:placeholder="true">
            <draw:text-box/>
          </draw:frame>
        </presentation:notes>
      </draw:page>
      <draw:page draw:name="page9"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Sample makefile</text:span></text:p>
          </draw:text-box>
        </draw:frame>
        <draw:frame presentation:style-name="pr13" draw:text-style-name="P14" draw:layer="layout" svg:width="13.4cm" svg:height="13.6cm" svg:x="0.8cm" svg:y="3.4cm" presentation:class="outline" presentation:user-transformed="true">
          <draw:text-box>
            <text:list text:style-name="L3">
              <text:list-header>
                <text:p><text:span text:style-name="T20">$ cat makefile</text:span></text:p>
                <text:p><text:span text:style-name="T20">CC = gcc</text:span></text:p>
                <text:p><text:span text:style-name="T20"># Comment why you did what you did</text:span></text:p>
                <text:p><text:span text:style-name="T20">sampleApp: sample.o sum.o product.o</text:span></text:p>
                <text:p><text:span text:style-name="T20"><text:s text:c="8"/></text:span><text:span text:style-name="T20">$(CC) -o sampleApp sample.o sum.o product.o</text:span></text:p>
                <text:p><text:span text:style-name="T20">sample.o: sample.c sum.o product.o</text:span></text:p>
                <text:p><text:span text:style-name="T20"><text:s text:c="8"/></text:span><text:span text:style-name="T20">$(CC) -c sample.c</text:span></text:p>
                <text:p><text:span text:style-name="T20">sum.o: sum.c sum.h</text:span></text:p>
                <text:p><text:span text:style-name="T20"><text:s text:c="8"/></text:span><text:span text:style-name="T20">$(CC) -c sum.c</text:span></text:p>
                <text:p><text:span text:style-name="T20">product.o: product.c product.h</text:span></text:p>
                <text:p><text:span text:style-name="T20"><text:s text:c="8"/></text:span><text:span text:style-name="T20">$(CC) -c product.c</text:span></text:p>
                <text:p><text:span text:style-name="T20">clean:</text:span></text:p>
                <text:p><text:span text:style-name="T20"><text:s text:c="8"/></text:span><text:span text:style-name="T20">rm *.o</text:span></text:p>
              </text:list-header>
            </text:list>
          </draw:text-box>
        </draw:frame>
        <presentation:notes draw:style-name="dp2">
          <draw:page-thumbnail draw:style-name="gr2" draw:layer="layout" svg:width="14.848cm" svg:height="11.136cm" svg:x="3.075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Rules in a makefile</text:span></text:p>
          </draw:text-box>
        </draw:frame>
        <draw:frame presentation:style-name="pr14" draw:text-style-name="P15" draw:layer="layout" svg:width="24.4cm" svg:height="14.4cm" svg:x="0.6cm" svg:y="3.2cm" presentation:class="outline" presentation:user-transformed="true">
          <draw:text-box>
            <text:list text:style-name="L3">
              <text:list-item>
                <text:p><text:span text:style-name="T21">Defining the dependencies</text:span></text:p>
                <text:p><text:span text:style-name="T20">myApp.o : lexer.c</text:span><text:span text:style-name="T20"><text:tab/></text:span><text:span text:style-name="T20">&lt;== <text:s/>Defines the relationship between two different files, forces to build myApp.o</text:span></text:p>
                <text:p><text:span text:style-name="T20">myApp.o : myApp.c myLibMath.h myLibStat.h myLibDef.h <text:s text:c="2"/>&lt;== Defines the dependency</text:span></text:p>
              </text:list-item>
              <text:list-item>
                <text:p><text:span text:style-name="T21">Targets that do not represent files are called Phony targets.</text:span></text:p>
              </text:list-item>
              <text:list-item>
                <text:p><text:span text:style-name="T21">The phony targets are called at the command prompt as argument to the make command</text:span></text:p>
              </text:list-item>
              <text:list-item>
                <text:p><text:span text:style-name="T21">GNUmake defines a </text:span></text:p>
                <text:p><text:span text:style-name="T21">label to specify the </text:span></text:p>
                <text:p><text:span text:style-name="T21">phony targets</text:span></text:p>
                <text:p><text:span text:style-name="T20">.PHONY: clean</text:span></text:p>
                <text:p><text:span text:style-name="T20">clean:</text:span></text:p>
                <text:list>
                  <text:list-header>
                    <text:p><text:span text:style-name="T20">rm -f *.o lexer.c</text:span></text:p>
                  </text:list-header>
                </text:list>
              </text:list-item>
            </text:list>
          </draw:text-box>
        </draw:frame>
        <draw:frame draw:style-name="standard" draw:layer="layout" svg:width="12.733cm" svg:height="8.055cm" svg:x="11.495cm" svg:y="9.136cm">
          <table:table table:template-name="default" table:use-first-row-styles="true" table:use-banding-rows-styles="true">
            <table:table-column table:style-name="co1"/>
            <table:table-column table:style-name="co2"/>
            <table:table-row table:style-name="ro1" table:default-cell-style-name="ce1">
              <table:table-cell>
                <text:p><text:span text:style-name="T22">Target</text:span></text:p>
              </table:table-cell>
              <table:table-cell>
                <text:p><text:span text:style-name="T22">Description</text:span></text:p>
              </table:table-cell>
            </table:table-row>
            <table:table-row table:style-name="ro2" table:default-cell-style-name="ce2">
              <table:table-cell>
                <text:p><text:span text:style-name="T23">all</text:span></text:p>
              </table:table-cell>
              <table:table-cell>
                <text:p><text:span text:style-name="T23">Perform all tasks to build the application</text:span></text:p>
              </table:table-cell>
            </table:table-row>
            <table:table-row table:style-name="ro2" table:default-cell-style-name="ce2">
              <table:table-cell>
                <text:p><text:span text:style-name="T23">install</text:span></text:p>
              </table:table-cell>
              <table:table-cell>
                <text:p><text:span text:style-name="T23">Create an installation of the application from the compiled binaries</text:span></text:p>
              </table:table-cell>
            </table:table-row>
            <table:table-row table:style-name="ro2" table:default-cell-style-name="ce2">
              <table:table-cell>
                <text:p><text:span text:style-name="T23">clean</text:span></text:p>
              </table:table-cell>
              <table:table-cell>
                <text:p><text:span text:style-name="T23">Delete the binary files generated from sources</text:span></text:p>
              </table:table-cell>
            </table:table-row>
            <table:table-row table:style-name="ro2" table:default-cell-style-name="ce2">
              <table:table-cell>
                <text:p><text:span text:style-name="T23">distclean</text:span></text:p>
              </table:table-cell>
              <table:table-cell>
                <text:p><text:span text:style-name="T23">Delete all the generated files that were not in the original source distribution</text:span></text:p>
              </table:table-cell>
            </table:table-row>
            <table:table-row table:style-name="ro2" table:default-cell-style-name="ce2">
              <table:table-cell>
                <text:p><text:span text:style-name="T23">check</text:span></text:p>
              </table:table-cell>
              <table:table-cell>
                <text:p><text:span text:style-name="T23">Run any tests associated with this application</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10" presentation:class="page"/>
          <draw:frame presentation:style-name="pr7" draw:text-style-name="P10" draw:layer="layout" svg:width="16.799cm" svg:height="13.364cm" svg:x="2.1cm" svg:y="14.107cm" presentation:class="notes" presentation:placeholder="true">
            <draw:text-box/>
          </draw:frame>
        </presentation:notes>
      </draw:page>
      <draw:page draw:name="page11" draw:style-name="dp3" draw:master-page-name="Default_20_2" presentation:presentation-page-layout-name="AL3T16">
        <office:forms form:automatic-focus="false" form:apply-design-mode="false"/>
        <draw:frame presentation:style-name="pr5" draw:text-style-name="P12" draw:layer="layout" svg:width="20.128cm" svg:height="1.84cm" svg:x="4cm" svg:y="0.76cm" presentation:class="title" presentation:user-transformed="true">
          <draw:text-box>
            <text:p text:style-name="P5"><text:span text:style-name="T15">Wildcards, Variables and Macros</text:span></text:p>
          </draw:text-box>
        </draw:frame>
        <draw:frame presentation:style-name="pr14" draw:text-style-name="P15" draw:layer="layout" svg:width="24.4cm" svg:height="14.4cm" svg:x="0.6cm" svg:y="3.2cm" presentation:class="outline" presentation:user-transformed="true">
          <draw:text-box>
            <text:list text:style-name="L3">
              <text:list-item>
                <text:p><text:span text:style-name="T21">Wildcards (~, *, ?, […], [^...]) are the special characters that have the same meaning as in the Bourne shell.</text:span></text:p>
              </text:list-item>
              <text:list-item>
                <text:p><text:span text:style-name="T21">The make utility expands the wildcards before submitting to the shell.</text:span></text:p>
              </text:list-item>
              <text:list-item>
                <text:p><text:span text:style-name="T21">However if the wildcard pattern appears in a command it is expanded by the shell.</text:span></text:p>
              </text:list-item>
              <text:list-item>
                <text:p><text:span text:style-name="T21">A variable is something that can hold a string/value.</text:span></text:p>
                <text:list>
                  <text:list-header>
                    <text:p><text:span text:style-name="T21">CC=g++ <text:s text:c="2"/>and can be expanded as <text:s text:c="2"/>$(CC) </text:span></text:p>
                  </text:list-header>
                </text:list>
              </text:list-item>
              <text:list-item>
                <text:p><text:span text:style-name="T21">Automatic variables are set by </text:span><text:span text:style-name="T16">make</text:span><text:span text:style-name="T21"> after a rule is matched</text:span></text:p>
                <text:list>
                  <text:list-header>
                    <text:p><text:span text:style-name="T21">$@ - the filename representing the target</text:span></text:p>
                    <text:p><text:span text:style-name="T21">$&lt; <text:s/>- the filename of the first prerequisite</text:span></text:p>
                    <text:p><text:span text:style-name="T21">$^ <text:s/>- the filenames of all the prerequisites, separated by spaces. This list has duplicate filenames removed.</text:span></text:p>
                  </text:list-header>
                </text:list>
              </text:list-item>
            </text:list>
          </draw:text-box>
        </draw:frame>
        <presentation:notes draw:style-name="dp2">
          <draw:page-thumbnail draw:style-name="gr2" draw:layer="layout" svg:width="14.848cm" svg:height="11.136cm" svg:x="3.075cm" svg:y="2.257cm" draw:page-number="11" presentation:class="page"/>
          <draw:frame presentation:style-name="pr7"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18T19:58:58.95</dc:date>
    <meta:generator>OpenOffice.org/3.4$Win32 OpenOffice.org_project/340m1$Build-9590</meta:generator>
    <meta:editing-duration>P3DT23H58M33S</meta:editing-duration>
    <meta:editing-cycles>136</meta:editing-cycles>
    <meta:document-statistic meta:object-count="127"/>
  </office:meta>
</office:document-meta>
</file>